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0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>
      <style:text-properties officeooo:paragraph-rsid="000e281a"/>
    </style:style>
    <style:style style:name="P22" style:family="paragraph" style:parent-style-name="Title">
      <style:text-properties officeooo:paragraph-rsid="000e281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Managing GitHub Issues with VS Code</text:p>
      <text:p text:style-name="P21"/>
      <text:h text:style-name="Heading_20_4" text:outline-level="4"><text:span text:style-name="Strong_20_Emphasis">1. Setup: Install Required Tools</text:span></text:h>
      <text:list xml:id="list2852438311" text:style-name="L1">
        <text:list-item>
          <text:p text:style-name="P3">Install <text:span text:style-name="Strong_20_Emphasis">Visual Studio Code</text:span> if not already installed: <text:a xlink:type="simple" xlink:href="https://code.visualstudio.com/" text:style-name="Internet_20_link" text:visited-style-name="Visited_20_Internet_20_Link">Download VS Code</text:a>. </text:p>
        </text:list-item>
        <text:list-item>
          <text:p text:style-name="P3">Install the <text:span text:style-name="Strong_20_Emphasis">GitHub Pull Requests and Issues</text:span> extension: </text:p>
          <text:list>
            <text:list-item>
              <text:p text:style-name="P3">Open VS Code. </text:p>
            </text:list-item>
            <text:list-item>
              <text:p text:style-name="P3">Go to the Extensions view (<text:span text:style-name="Source_20_Text">Ctrl+Shift+X</text:span> or <text:span text:style-name="Source_20_Text">Cmd+Shift+X</text:span> on macOS). </text:p>
            </text:list-item>
            <text:list-item>
              <text:p text:style-name="P2">Search for "GitHub Pull Requests and Issues" and install it. </text:p>
            </text:list-item>
          </text:list>
        </text:list-item>
      </text:list>
      <text:h text:style-name="Heading_20_4" text:outline-level="4"><text:span text:style-name="Strong_20_Emphasis">2. Authenticate with GitHub</text:span></text:h>
      <text:list xml:id="list3097717271" text:style-name="L2">
        <text:list-item>
          <text:p text:style-name="P5">Once the extension is installed: </text:p>
          <text:list>
            <text:list-item>
              <text:p text:style-name="P5">Open the Command Palette (<text:span text:style-name="Source_20_Text">Ctrl+Shift+P</text:span> or <text:span text:style-name="Source_20_Text">Cmd+Shift+P</text:span> on macOS). </text:p>
            </text:list-item>
            <text:list-item>
              <text:p text:style-name="P5">Search for "GitHub: Sign In" and select it. </text:p>
            </text:list-item>
            <text:list-item>
              <text:p text:style-name="P4">Follow the prompts to authenticate your GitHub account. </text:p>
            </text:list-item>
          </text:list>
        </text:list-item>
      </text:list>
      <text:h text:style-name="Heading_20_4" text:outline-level="4"><text:span text:style-name="Strong_20_Emphasis">3. Connect to a Repository</text:span></text:h>
      <text:list xml:id="list1927002199" text:style-name="L3">
        <text:list-item>
          <text:p text:style-name="P7">Clone your GitHub repository or open an existing local repository in VS Code. </text:p>
        </text:list-item>
        <text:list-item>
          <text:p text:style-name="P6">The extension automatically detects the repository's associated GitHub issues. </text:p>
        </text:list-item>
      </text:list>
      <text:h text:style-name="Heading_20_4" text:outline-level="4"><text:span text:style-name="Strong_20_Emphasis">4. Manage Issues</text:span></text:h>
      <text:p text:style-name="Text_20_body">With the GitHub Pull Requests and Issues extension, you can do the following:</text:p>
      <text:h text:style-name="Heading_20_5" text:outline-level="5"><text:span text:style-name="Strong_20_Emphasis">View Issues</text:span></text:h>
      <text:list xml:id="list1732339417" text:style-name="L4">
        <text:list-item>
          <text:p text:style-name="P9">Open the <text:span text:style-name="Strong_20_Emphasis">GitHub</text:span> panel in the Activity Bar (left-hand side of VS Code). </text:p>
        </text:list-item>
        <text:list-item>
          <text:p text:style-name="P8">Select "Issues" to see a list of open issues for the connected repository. </text:p>
        </text:list-item>
      </text:list>
      <text:h text:style-name="Heading_20_5" text:outline-level="5"><text:span text:style-name="Strong_20_Emphasis">Create a New Issue</text:span></text:h>
      <text:list xml:id="list3518107789" text:style-name="L5">
        <text:list-item>
          <text:p text:style-name="P11">Open the Command Palette. </text:p>
        </text:list-item>
        <text:list-item>
          <text:p text:style-name="P11">Search for "GitHub: Create Issue" and select it. </text:p>
        </text:list-item>
        <text:list-item>
          <text:p text:style-name="P10">Fill out the issue title and description in the input boxes provided. </text:p>
        </text:list-item>
      </text:list>
      <text:h text:style-name="Heading_20_5" text:outline-level="5"><text:span text:style-name="Strong_20_Emphasis">Assign Yourself or Others</text:span></text:h>
      <text:list xml:id="list1675063346" text:style-name="L6">
        <text:list-item>
          <text:p text:style-name="P13">In the Issues list, click on an issue to open its details. </text:p>
        </text:list-item>
        <text:list-item>
          <text:p text:style-name="P12">Use the toolbar in the opened issue view to assign yourself, add labels, or set milestones. </text:p>
        </text:list-item>
      </text:list>
      <text:h text:style-name="Heading_20_5" text:outline-level="5"><text:span text:style-name="Strong_20_Emphasis">Comment on Issues</text:span></text:h>
      <text:list xml:id="list3508541910" text:style-name="L7">
        <text:list-item>
          <text:p text:style-name="P15">Click on an issue to open it. </text:p>
        </text:list-item>
        <text:list-item>
          <text:p text:style-name="P15">Scroll down to the comments section and add a new comment. </text:p>
        </text:list-item>
        <text:list-item>
          <text:p text:style-name="P14"><text:soft-page-break/>Submit the comment directly from VS Code. </text:p>
        </text:list-item>
      </text:list>
      <text:h text:style-name="Heading_20_5" text:outline-level="5"><text:span text:style-name="Strong_20_Emphasis">Close Issues</text:span></text:h>
      <text:list xml:id="list2017170292" text:style-name="L8">
        <text:list-item>
          <text:p text:style-name="P17">Select an issue from the list. </text:p>
        </text:list-item>
        <text:list-item>
          <text:p text:style-name="P16">Click the "Close Issue" button in the issue details view. </text:p>
        </text:list-item>
      </text:list>
      <text:h text:style-name="Heading_20_4" text:outline-level="4"><text:span text:style-name="Strong_20_Emphasis">5. Link Issues with Code</text:span></text:h>
      <text:list xml:id="list837480906" text:style-name="L9">
        <text:list-item>
          <text:p text:style-name="P18">In commit messages, reference issues by number (e.g., <text:span text:style-name="Source_20_Text">Fixes #42</text:span>). GitHub automatically links the commit to the issue. </text:p>
        </text:list-item>
      </text:list>
      <text:p text:style-name="Horizontal_20_Line"/>
      <text:h text:style-name="Heading_20_3" text:outline-level="3">Example Workflow in Action</text:h>
      <text:list xml:id="list815922778" text:style-name="L10">
        <text:list-item>
          <text:p text:style-name="P19"><text:span text:style-name="Strong_20_Emphasis">Open VS Code and Authenticate</text:span>:</text:p>
          <text:list>
            <text:list-item>
              <text:p text:style-name="P20">Open your repository in VS Code. </text:p>
            </text:list-item>
            <text:list-item>
              <text:p text:style-name="P20">Authenticate with GitHub using the Command Palette. </text:p>
            </text:list-item>
          </text:list>
        </text:list-item>
        <text:list-item>
          <text:p text:style-name="P19"><text:span text:style-name="Strong_20_Emphasis">View Open Issues</text:span>:</text:p>
          <text:list>
            <text:list-item>
              <text:p text:style-name="P20">In the <text:span text:style-name="Strong_20_Emphasis">GitHub</text:span> panel, browse the list of open issues. </text:p>
            </text:list-item>
          </text:list>
        </text:list-item>
        <text:list-item>
          <text:p text:style-name="P19"><text:span text:style-name="Strong_20_Emphasis">Create a New Issue for a Bug</text:span>:</text:p>
          <text:list>
            <text:list-item>
              <text:p text:style-name="P20">Use the Command Palette to create an issue titled “Fix broken navigation menu.” </text:p>
            </text:list-item>
            <text:list-item>
              <text:p text:style-name="P20">Add a detailed description of the bug. </text:p>
            </text:list-item>
          </text:list>
        </text:list-item>
        <text:list-item>
          <text:p text:style-name="P19"><text:span text:style-name="Strong_20_Emphasis">Assign Yourself and Add Labels</text:span>:</text:p>
          <text:list>
            <text:list-item>
              <text:p text:style-name="P20">Open the newly created issue, assign it to yourself, and add a “bug” label. </text:p>
            </text:list-item>
          </text:list>
        </text:list-item>
        <text:list-item>
          <text:p text:style-name="P19"><text:span text:style-name="Strong_20_Emphasis">Fix the Bug in Code</text:span>:</text:p>
          <text:list>
            <text:list-item>
              <text:p text:style-name="P20">Switch to the code view, edit the necessary files, and test the fix. </text:p>
            </text:list-item>
          </text:list>
        </text:list-item>
        <text:list-item>
          <text:p text:style-name="P19"><text:span text:style-name="Strong_20_Emphasis">Link the Issue in Your Commit</text:span>:</text:p>
          <text:list>
            <text:list-item>
              <text:p text:style-name="P19">Stage your changes and commit them with a message like: </text:p>
              <text:p text:style-name="P1"><text:span text:style-name="Source_20_Text">Fixes #123: Fixed broken navigation menu.</text:span></text:p>
            </text:list-item>
          </text:list>
        </text:list-item>
        <text:list-item>
          <text:p text:style-name="P19"><text:span text:style-name="Strong_20_Emphasis">Close the Issue</text:span>:</text:p>
          <text:list>
            <text:list-item>
              <text:p text:style-name="P19">The issue automatically closes when you push your commit with the <text:span text:style-name="Source_20_Text">Fixes #123</text:span> tag, or you can manually close it from VS Code.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09:12:59.132585270</meta:creation-date>
    <dc:date>2024-12-04T09:16:27.310853219</dc:date>
    <meta:editing-duration>PT3M29S</meta:editing-duration>
    <meta:editing-cycles>1</meta:editing-cycles>
    <meta:document-statistic meta:table-count="0" meta:image-count="0" meta:object-count="0" meta:page-count="2" meta:paragraph-count="54" meta:word-count="475" meta:character-count="2611" meta:non-whitespace-character-count="2198"/>
    <meta:generator>LibreOffice/7.3.7.2$Linux_X86_64 LibreOffice_project/30$Build-2</meta:generator>
  </office:meta>
</office:document-meta>
</file>